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he per-function type-specilizing JIT compiler works</text:h>
      <text:p text:style-name="Text_20_body">This post outlines the functionality of the JIT compiler in IronJS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nsolas" svg:font-family="Consolas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 style:class="text" style:master-page-name="">
      <style:paragraph-properties style:page-number="auto" fo:background-color="#e6e6e6">
        <style:background-image/>
      </style:paragraph-properties>
      <style:text-properties style:font-name="Consolas" fo:font-size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rik Holmström</meta:initial-creator>
    <meta:creation-date>2010-02-05T18:16:10.35</meta:creation-date>
    <dc:date>2010-02-05T19:01:00.77</dc:date>
    <dc:creator>Fredrik Holmström</dc:creator>
    <meta:editing-duration>PT00H44M52S</meta:editing-duration>
    <meta:editing-cycles>9</meta:editing-cycles>
    <meta:generator>OpenOffice.org/3.1$Win32 OpenOffice.org_project/310m19$Build-9420</meta:generator>
    <meta:document-statistic meta:table-count="0" meta:image-count="0" meta:object-count="0" meta:page-count="1" meta:paragraph-count="2" meta:word-count="18" meta:character-count="124"/>
  </office:meta>
</office:document-meta>
</file>